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Course</text:p>
          </table:table-cell>
          <table:table-cell table:style-name="Default" office:value-type="string">
            <text:p>Horse</text:p>
          </table:table-cell>
          <table:table-cell table:style-name="Default" office:value-type="string">
            <text:p>7:30AM Price</text:p>
          </table:table-cell>
          <table:table-cell table:style-name="Default" office:value-type="string">
            <text:p>ML_Prob</text:p>
          </table:table-cell>
          <table:table-cell table:style-name="Default" office:value-type="string">
            <text:p>Rank</text:p>
          </table:table-cell>
          <table:table-cell table:style-name="Default" office:value-type="string">
            <text:p>No. of Top</text:p>
          </table:table-cell>
          <table:table-cell office:value-type="string">
            <text:p>System Name</text:p>
          </table:table-cell>
          <table:table-cell table:style-name="ce1" table:number-columns-repeated="2"/>
        </table:table-row>
        <table:table-row table:style-name="ro2">
          <table:table-cell table:style-name="Default" office:value-type="float" office:value="260427">
            <text:p>260427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Naas</text:p>
          </table:table-cell>
          <table:table-cell table:style-name="Default" office:value-type="string">
            <text:p>Coincidental Glory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2592268815666">
            <text:p>0.152592268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7">
            <text:p>260427</text:p>
          </table:table-cell>
          <table:table-cell table:style-name="Default" office:value-type="float" office:value="1815">
            <text:p>1815</text:p>
          </table:table-cell>
          <table:table-cell table:style-name="Default" office:value-type="string">
            <text:p>Naas</text:p>
          </table:table-cell>
          <table:table-cell table:style-name="Default" office:value-type="string">
            <text:p>Heavenly Power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24106605060395">
            <text:p>0.072410660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7">
            <text:p>260427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string">
            <text:p>Bath</text:p>
          </table:table-cell>
          <table:table-cell table:style-name="Default" office:value-type="string">
            <text:p>Duskaura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102750805369332">
            <text:p>0.1027508054</text:p>
          </table:table-cell>
          <table:table-cell table:number-columns-repeated="2" table:style-name="Default" office:value-type="float" office:value="4">
            <text:p>4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355">
            <text:p>1355</text:p>
          </table:table-cell>
          <table:table-cell table:style-name="Default" office:value-type="string">
            <text:p>Wetherby</text:p>
          </table:table-cell>
          <table:table-cell table:style-name="Default" office:value-type="string">
            <text:p>Harswell River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50924981445653">
            <text:p>0.150924981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6">
            <text:p>26042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Nottingham</text:p>
          </table:table-cell>
          <table:table-cell table:style-name="Default" office:value-type="string">
            <text:p>Ishe Worth Agamble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53548305355">
            <text:p>0.136153548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545">
            <text:p>15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Two B Tanned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67638742097861">
            <text:p>0.067638742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6">
            <text:p>260426</text:p>
          </table:table-cell>
          <table:table-cell table:style-name="Default" office:value-type="float" office:value="1845">
            <text:p>1845</text:p>
          </table:table-cell>
          <table:table-cell table:style-name="Default" office:value-type="string">
            <text:p>Musselburgh</text:p>
          </table:table-cell>
          <table:table-cell table:style-name="Default" office:value-type="string">
            <text:p>Mon Na Sliev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9247562714027">
            <text:p>0.139247562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FP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La Tulipe Noire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0.0319706388054148">
            <text:p>0.031970638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Amemri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447812625108">
            <text:p>0.134478126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Collecting Coi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948111220817">
            <text:p>0.158948111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Obscenit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60221830384372">
            <text:p>0.16022183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5">
            <text:p>260425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Navan</text:p>
          </table:table-cell>
          <table:table-cell table:style-name="Default" office:value-type="string">
            <text:p>Trubsh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344039917453">
            <text:p>0.11344039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5">
            <text:p>260425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string">
            <text:p>Leicester</text:p>
          </table:table-cell>
          <table:table-cell table:style-name="Default" office:value-type="string">
            <text:p>Berkshire Whisper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0998218106514346">
            <text:p>0.09982181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Apercu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14495870437006">
            <text:p>0.114495870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625">
            <text:p>1625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r Jukebox</text:p>
          </table:table-cell>
          <table:table-cell table:style-name="Default" office:value-type="float" office:value="1.73">
            <text:p>1.73</text:p>
          </table:table-cell>
          <table:table-cell table:style-name="Default" office:value-type="float" office:value="0.536676079008002">
            <text:p>0.5366760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tar Vantag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7834426064383">
            <text:p>0.147834426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Kilbeggan</text:p>
          </table:table-cell>
          <table:table-cell table:style-name="Default" office:value-type="string">
            <text:p>Pourquoi Poi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0809520393236">
            <text:p>0.23080952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Valadon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9812154888861">
            <text:p>0.349812154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4">
            <text:p>260424</text:p>
          </table:table-cell>
          <table:table-cell table:style-name="Default" office:value-type="float" office:value="1850">
            <text:p>1850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West Orchard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37273546640015">
            <text:p>0.33727354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2007">
            <text:p>2007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Star Walking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25693094729571">
            <text:p>0.225693094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4">
            <text:p>260424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Bay Colon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00601261199528">
            <text:p>0.100601261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LAY** Turf Handicaps Class 1 and 2 Poorly Rated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ister Ursus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3845967267289">
            <text:p>0.23384596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Warwick</text:p>
          </table:table-cell>
          <table:table-cell table:style-name="Default" office:value-type="string">
            <text:p>Killycar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474842021791">
            <text:p>0.164748420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3">
            <text:p>260423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Shadowfax Of Rohan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277831776486534">
            <text:p>0.277831776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Maximum Offers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1860218321999">
            <text:p>0.31186021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Ludlow</text:p>
          </table:table-cell>
          <table:table-cell table:style-name="Default" office:value-type="string">
            <text:p>Imperial Prid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20802403804195">
            <text:p>0.120802403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610">
            <text:p>161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Flying Fortune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2253774843969">
            <text:p>0.22253774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Rioja Alta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08303226849558">
            <text:p>0.10830322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erth</text:p>
          </table:table-cell>
          <table:table-cell table:style-name="Default" office:value-type="string">
            <text:p>Monsieur Le Fuzz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1067156594874">
            <text:p>0.121067156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Jena D'Oudairie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5988436670013">
            <text:p>0.14598843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2">
            <text:p>260422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Taritino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869496111194">
            <text:p>0.286949611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ittle Lady Lucy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289813866099323">
            <text:p>0.289813866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2">
            <text:p>260422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Lake Tiberias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36360629879576">
            <text:p>0.23636062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1">
            <text:p>260421</text:p>
          </table:table-cell>
          <table:table-cell table:style-name="Default" office:value-type="float" office:value="1912">
            <text:p>1912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Kellebell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6420119284547">
            <text:p>0.136420119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20">
            <text:p>26042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The Best Way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15548128017837">
            <text:p>0.2155481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20">
            <text:p>260420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Kelso</text:p>
          </table:table-cell>
          <table:table-cell table:style-name="Default" office:value-type="string">
            <text:p>Rememberthenam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75197813161215">
            <text:p>0.275197813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350">
            <text:p>135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g Night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1820587981324">
            <text:p>0.21182058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Alnofoor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24416465585207">
            <text:p>0.1244164656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an Aer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.057302845113767">
            <text:p>0.057302845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720">
            <text:p>1720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Down The Glen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.101636716139532">
            <text:p>0.101636716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433">
            <text:p>1433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Juggernaut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4513658865157">
            <text:p>0.22451365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Stratford</text:p>
          </table:table-cell>
          <table:table-cell table:style-name="Default" office:value-type="string">
            <text:p>Max Of Stars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030442627599">
            <text:p>0.140030442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9">
            <text:p>260419</text:p>
          </table:table-cell>
          <table:table-cell table:style-name="Default" office:value-type="float" office:value="1637">
            <text:p>1637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Market Hous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15587061706369">
            <text:p>0.215587061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9">
            <text:p>260419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Hecouldbetheon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2139052296783">
            <text:p>0.16213905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8">
            <text:p>260418</text:p>
          </table:table-cell>
          <table:table-cell table:style-name="Default" office:value-type="float" office:value="1502">
            <text:p>150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They Want Me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2525230665566">
            <text:p>0.172525230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15">
            <text:p>1515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Fiver Frida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412098024045">
            <text:p>0.3924120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Eremenko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6254267905322">
            <text:p>0.21625426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2988924984178">
            <text:p>0.1629889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8">
            <text:p>260418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string">
            <text:p>Bangor-On-Dee</text:p>
          </table:table-cell>
          <table:table-cell table:style-name="Default" office:value-type="string">
            <text:p>Dwight K Schrut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215387419520014">
            <text:p>0.2153874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715">
            <text:p>1715</text:p>
          </table:table-cell>
          <table:table-cell table:style-name="Default" office:value-type="string">
            <text:p>Ayr</text:p>
          </table:table-cell>
          <table:table-cell table:style-name="Default" office:value-type="string">
            <text:p>Guchen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104920741082">
            <text:p>0.191049207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10">
            <text:p>18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Square Du Roule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45832340585843">
            <text:p>0.345832340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Katie Daniels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0473185498584">
            <text:p>0.21047318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840">
            <text:p>184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Got A Drea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2276836231999">
            <text:p>0.352276836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t's Time Again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0787336532622513">
            <text:p>0.078733653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7">
            <text:p>260417</text:p>
          </table:table-cell>
          <table:table-cell table:style-name="Default" office:value-type="float" office:value="1910">
            <text:p>19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Prairie Queen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36022386459959">
            <text:p>0.2360223865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7">
            <text:p>260417</text:p>
          </table:table-cell>
          <table:table-cell table:style-name="Default" office:value-type="float" office:value="1930">
            <text:p>1930</text:p>
          </table:table-cell>
          <table:table-cell table:style-name="Default" office:value-type="string">
            <text:p>Ballinrobe</text:p>
          </table:table-cell>
          <table:table-cell table:style-name="Default" office:value-type="string">
            <text:p>Iamagetaway</text:p>
          </table:table-cell>
          <table:table-cell table:style-name="Default" office:value-type="float" office:value="3.75">
            <text:p>3.75</text:p>
          </table:table-cell>
          <table:table-cell table:style-name="Default" office:value-type="float" office:value="0.226688194973368">
            <text:p>0.2266881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Wild Wild Wind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78095435913681">
            <text:p>0.1780954359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Limerick</text:p>
          </table:table-cell>
          <table:table-cell table:style-name="Default" office:value-type="string">
            <text:p>Rebel Cowgirl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6100628439827">
            <text:p>0.1361006284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657">
            <text:p>1657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Churchman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7473210124439">
            <text:p>0.207473210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6">
            <text:p>260416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Sun 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89765961539062">
            <text:p>0.189765961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5">
            <text:p>260415</text:p>
          </table:table-cell>
          <table:table-cell table:style-name="Default" office:value-type="float" office:value="1432">
            <text:p>1432</text:p>
          </table:table-cell>
          <table:table-cell table:style-name="Default" office:value-type="string">
            <text:p>Leopardstown</text:p>
          </table:table-cell>
          <table:table-cell table:style-name="Default" office:value-type="string">
            <text:p>Diego El Queso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54738091530167">
            <text:p>0.254738091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08">
            <text:p>1508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Bredon Hill Dar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5860093689595">
            <text:p>0.15860093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Lord Chamberlain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0.427604019296378">
            <text:p>0.42760401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Dearkeithandkaty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92288247193736">
            <text:p>0.392288247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12">
            <text:p>17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Tangara Bay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8361312004504">
            <text:p>0.2683613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4">
            <text:p>260414</text:p>
          </table:table-cell>
          <table:table-cell table:style-name="Default" office:value-type="float" office:value="1742">
            <text:p>174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Rusty Harknes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1884952967788">
            <text:p>0.1618849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4">
            <text:p>260414</text:p>
          </table:table-cell>
          <table:table-cell table:style-name="Default" office:value-type="float" office:value="1812">
            <text:p>1812</text:p>
          </table:table-cell>
          <table:table-cell table:style-name="Default" office:value-type="string">
            <text:p>Clonmel</text:p>
          </table:table-cell>
          <table:table-cell table:style-name="Default" office:value-type="string">
            <text:p>No Big Deal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146370371272">
            <text:p>0.200146370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reezethroughlif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40902824325678">
            <text:p>0.140902824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intime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428205177782326">
            <text:p>0.42820517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Dartmouth Ros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4678398268602">
            <text:p>0.324678398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3">
            <text:p>260413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Divilabother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564707179781">
            <text:p>0.167564707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3">
            <text:p>26041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exham</text:p>
          </table:table-cell>
          <table:table-cell table:style-name="Default" office:value-type="string">
            <text:p>Gardener</text:p>
          </table:table-cell>
          <table:table-cell table:style-name="Default" office:value-type="float" office:value="4.5">
            <text:p>4.5</text:p>
          </table:table-cell>
          <table:table-cell table:style-name="Default" office:value-type="float" office:value="0.200562328224873">
            <text:p>0.200562328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403">
            <text:p>1403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Miss Kassiopi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53189722547357">
            <text:p>0.35318972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20">
            <text:p>142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Byzantium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6035313149344">
            <text:p>0.3260353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Dairy Force</text:p>
          </table:table-cell>
          <table:table-cell table:style-name="Default" office:value-type="float" office:value="4.33">
            <text:p>4.33</text:p>
          </table:table-cell>
          <table:table-cell table:style-name="Default" office:value-type="float" office:value="0.197088002306001">
            <text:p>0.1970880023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string">
            <text:p>Down Royal</text:p>
          </table:table-cell>
          <table:table-cell table:style-name="Default" office:value-type="string">
            <text:p>Coppol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06844564962034">
            <text:p>0.10684456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2">
            <text:p>260412</text:p>
          </table:table-cell>
          <table:table-cell table:style-name="Default" office:value-type="float" office:value="1550">
            <text:p>1550</text:p>
          </table:table-cell>
          <table:table-cell table:style-name="Default" office:value-type="string">
            <text:p>Ffos Las</text:p>
          </table:table-cell>
          <table:table-cell table:style-name="Default" office:value-type="string">
            <text:p>Thewoodcorner</text:p>
          </table:table-cell>
          <table:table-cell table:style-name="Default" office:value-type="float" office:value="2.75">
            <text:p>2.75</text:p>
          </table:table-cell>
          <table:table-cell table:style-name="Default" office:value-type="float" office:value="0.321145745438109">
            <text:p>0.321145745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2">
            <text:p>260412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string">
            <text:p>Wincanton</text:p>
          </table:table-cell>
          <table:table-cell table:style-name="Default" office:value-type="string">
            <text:p>Postponed Legacy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64382105595151">
            <text:p>0.164382105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723">
            <text:p>1723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Goldrush Kid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47894012840673">
            <text:p>0.147894012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Sporting Hero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083144182044981">
            <text:p>0.08314418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string">
            <text:p>Bellewstown</text:p>
          </table:table-cell>
          <table:table-cell table:style-name="Default" office:value-type="string">
            <text:p>Desert Friend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39103578612253">
            <text:p>0.139103578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It's Maisy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646868958764988">
            <text:p>0.64686895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407">
            <text:p>1407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Camarrate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473975734351">
            <text:p>0.1247397573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string">
            <text:p>Newcastle</text:p>
          </table:table-cell>
          <table:table-cell table:style-name="Default" office:value-type="string">
            <text:p>Bust A Move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7300351810684">
            <text:p>0.14730035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1">
            <text:p>260411</text:p>
          </table:table-cell>
          <table:table-cell table:style-name="Default" office:value-type="float" office:value="1532">
            <text:p>1532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 Am The Moon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9131077159413">
            <text:p>0.179131077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1">
            <text:p>260411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hepstow</text:p>
          </table:table-cell>
          <table:table-cell table:style-name="Default" office:value-type="string">
            <text:p>Inion Tiogai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190022536206596">
            <text:p>0.1900225362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10">
            <text:p>260410</text:p>
          </table:table-cell>
          <table:table-cell table:style-name="Default" office:value-type="float" office:value="1613">
            <text:p>1613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Dillarchie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04984625529503">
            <text:p>0.30498462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10">
            <text:p>260410</text:p>
          </table:table-cell>
          <table:table-cell table:style-name="Default" office:value-type="float" office:value="1645">
            <text:p>1645</text:p>
          </table:table-cell>
          <table:table-cell table:style-name="Default" office:value-type="string">
            <text:p>Sedgefield</text:p>
          </table:table-cell>
          <table:table-cell table:style-name="Default" office:value-type="string">
            <text:p>Blackwater Lill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7056460907718">
            <text:p>0.187056460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945">
            <text:p>194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Whimsy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11006874065557">
            <text:p>0.21100687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9">
            <text:p>260409</text:p>
          </table:table-cell>
          <table:table-cell table:style-name="Default" office:value-type="float" office:value="1507">
            <text:p>1507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Noble Blue</text:p>
          </table:table-cell>
          <table:table-cell table:style-name="Default" office:value-type="float" office:value="2.38">
            <text:p>2.38</text:p>
          </table:table-cell>
          <table:table-cell table:style-name="Default" office:value-type="float" office:value="0.381051318841745">
            <text:p>0.381051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9">
            <text:p>260409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string">
            <text:p>Taunton</text:p>
          </table:table-cell>
          <table:table-cell table:style-name="Default" office:value-type="string">
            <text:p>Aquifoli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30856307262567">
            <text:p>0.130856307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Ohmali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7904151956732">
            <text:p>0.14790415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25">
            <text:p>1725</text:p>
          </table:table-cell>
          <table:table-cell table:style-name="Default" office:value-type="string">
            <text:p>Gowran Park</text:p>
          </table:table-cell>
          <table:table-cell table:style-name="Default" office:value-type="string">
            <text:p>Not Just Any Eagle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0718332274410221">
            <text:p>0.071833227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615">
            <text:p>1615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Ferret Jeeter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0.376541955969061">
            <text:p>0.37654195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8">
            <text:p>260408</text:p>
          </table:table-cell>
          <table:table-cell table:style-name="Default" office:value-type="float" office:value="1717">
            <text:p>1717</text:p>
          </table:table-cell>
          <table:table-cell table:style-name="Default" office:value-type="string">
            <text:p>Fontwell</text:p>
          </table:table-cell>
          <table:table-cell table:style-name="Default" office:value-type="string">
            <text:p>Calshot Spit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3692138748208">
            <text:p>0.163692138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7">
            <text:p>260407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Locked Down La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127263348076882">
            <text:p>0.1272633481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7">
            <text:p>260407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Exeter</text:p>
          </table:table-cell>
          <table:table-cell table:style-name="Default" office:value-type="string">
            <text:p>Blacksamssenorita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0.146050795727032">
            <text:p>0.1460507957</text:p>
          </table:table-cell>
          <table:table-cell table:number-columns-repeated="2"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All Authorized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6796679854692">
            <text:p>0.15679667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410">
            <text:p>141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Independent Lady</text:p>
          </table:table-cell>
          <table:table-cell table:style-name="Default" office:value-type="float" office:value="1.91">
            <text:p>1.91</text:p>
          </table:table-cell>
          <table:table-cell table:style-name="Default" office:value-type="float" office:value="0.472572128271806">
            <text:p>0.47257212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15">
            <text:p>1415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Bitsnbuckle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90106458556493">
            <text:p>0.190106458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6">
            <text:p>260406</text:p>
          </table:table-cell>
          <table:table-cell table:style-name="Default" office:value-type="float" office:value="1445">
            <text:p>1445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Graecia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54969369175879">
            <text:p>0.15496936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520">
            <text:p>1520</text:p>
          </table:table-cell>
          <table:table-cell table:style-name="Default" office:value-type="string">
            <text:p>Hereford</text:p>
          </table:table-cell>
          <table:table-cell table:style-name="Default" office:value-type="string">
            <text:p>Double Click</text:p>
          </table:table-cell>
          <table:table-cell table:style-name="Default" office:value-type="float" office:value="6.5">
            <text:p>6.5</text:p>
          </table:table-cell>
          <table:table-cell table:style-name="Default" office:value-type="float" office:value="0.142013293696065">
            <text:p>0.142013293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string">
            <text:p>Fakenham</text:p>
          </table:table-cell>
          <table:table-cell table:style-name="Default" office:value-type="string">
            <text:p>Abbey Law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6163140179502">
            <text:p>0.161631401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6">
            <text:p>260406</text:p>
          </table:table-cell>
          <table:table-cell table:style-name="Default" office:value-type="float" office:value="1655">
            <text:p>16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Public Enemy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57703808914862">
            <text:p>0.157703808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By The Grace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8402744859766">
            <text:p>0.2840274486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5">
            <text:p>260405</text:p>
          </table:table-cell>
          <table:table-cell table:style-name="Default" office:value-type="float" office:value="1455">
            <text:p>1455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Goodwin Fac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06854684888451">
            <text:p>0.206854684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633">
            <text:p>1633</text:p>
          </table:table-cell>
          <table:table-cell table:style-name="Default" office:value-type="string">
            <text:p>Market Rasen</text:p>
          </table:table-cell>
          <table:table-cell table:style-name="Default" office:value-type="string">
            <text:p>Kalkaroo</text:p>
          </table:table-cell>
          <table:table-cell table:style-name="Default" office:value-type="float" office:value="2.88">
            <text:p>2.88</text:p>
          </table:table-cell>
          <table:table-cell table:style-name="Default" office:value-type="float" office:value="0.325781599296051">
            <text:p>0.325781599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5">
            <text:p>260405</text:p>
          </table:table-cell>
          <table:table-cell table:style-name="Default" office:value-type="float" office:value="1710">
            <text:p>1710</text:p>
          </table:table-cell>
          <table:table-cell table:style-name="Default" office:value-type="string">
            <text:p>Plumpton</text:p>
          </table:table-cell>
          <table:table-cell table:style-name="Default" office:value-type="string">
            <text:p>Rukaana</text:p>
          </table:table-cell>
          <table:table-cell table:style-name="Default" office:value-type="float" office:value="2.63">
            <text:p>2.63</text:p>
          </table:table-cell>
          <table:table-cell table:style-name="Default" office:value-type="float" office:value="0.348138984650941">
            <text:p>0.348138984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745">
            <text:p>1745</text:p>
          </table:table-cell>
          <table:table-cell table:style-name="Default" office:value-type="string">
            <text:p>Cork</text:p>
          </table:table-cell>
          <table:table-cell table:style-name="Default" office:value-type="string">
            <text:p>Empty Walle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3759121">
            <text:p>0.18375912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457">
            <text:p>1457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Different Drum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901824131">
            <text:p>0.190182413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510">
            <text:p>151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Northern Air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651907908">
            <text:p>0.165190790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Two Brothers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704213498">
            <text:p>0.17042134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620">
            <text:p>1620</text:p>
          </table:table-cell>
          <table:table-cell table:style-name="Default" office:value-type="string">
            <text:p>Newton Abbot</text:p>
          </table:table-cell>
          <table:table-cell table:style-name="Default" office:value-type="string">
            <text:p>Call Me Legend</text:p>
          </table:table-cell>
          <table:table-cell table:style-name="Default" office:value-type="float" office:value="3.5">
            <text:p>3.5</text:p>
          </table:table-cell>
          <table:table-cell table:style-name="Default" office:value-type="float" office:value="0.2691132854">
            <text:p>0.26911328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string">
            <text:p>Haydock</text:p>
          </table:table-cell>
          <table:table-cell table:style-name="Default" office:value-type="string">
            <text:p>Brookside La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197014027">
            <text:p>0.3197014027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4">
            <text:p>260404</text:p>
          </table:table-cell>
          <table:table-cell table:style-name="Default" office:value-type="float" office:value="1640">
            <text:p>1640</text:p>
          </table:table-cell>
          <table:table-cell table:style-name="Default" office:value-type="string">
            <text:p>Carlisle</text:p>
          </table:table-cell>
          <table:table-cell table:style-name="Default" office:value-type="string">
            <text:p>Rauzan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1492643344">
            <text:p>0.149264334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4">
            <text:p>260404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string">
            <text:p>Huntingdon</text:p>
          </table:table-cell>
          <table:table-cell table:style-name="Default" office:value-type="string">
            <text:p>Tilehurst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1829840926">
            <text:p>0.182984092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Pure Rank 1 Hurdle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Staysound Susie</text:p>
          </table:table-cell>
          <table:table-cell table:style-name="Default" office:value-type="float" office:value="5.5">
            <text:p>5.5</text:p>
          </table:table-cell>
          <table:table-cell table:style-name="Default" office:value-type="float" office:value="0.1679115914">
            <text:p>0.1679115914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2">
          <table:table-cell table:style-name="Default" office:value-type="float" office:value="260403">
            <text:p>260403</text:p>
          </table:table-cell>
          <table:table-cell table:style-name="Default" office:value-type="float" office:value="1542">
            <text:p>1542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Perry Mason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1120841942">
            <text:p>0.112084194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>
          <table:table-cell table:style-name="Default" office:value-type="float" office:value="260403">
            <text:p>260403</text:p>
          </table:table-cell>
          <table:table-cell table:style-name="Default" office:value-type="float" office:value="1617">
            <text:p>1617</text:p>
          </table:table-cell>
          <table:table-cell table:style-name="Default" office:value-type="string">
            <text:p>Curragh</text:p>
          </table:table-cell>
          <table:table-cell table:style-name="Default" office:value-type="string">
            <text:p>Eastwatch</text:p>
          </table:table-cell>
          <table:table-cell table:style-name="Default" office:value-type="float" office:value="3.25">
            <text:p>3.25</text:p>
          </table:table-cell>
          <table:table-cell table:style-name="Default" office:value-type="float" office:value="0.2675398189">
            <text:p>0.26753981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Pure Rank 1 Turf Handicaps</text:p>
          </table:table-cell>
          <table:table-cell table:number-columns-repeated="2"/>
        </table:table-row>
        <table:table-row table:style-name="ro3" table:number-rows-repeated="29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I12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4-27">27/04/2026</text:date>, <text:time>08:5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ran O'Hagan</meta:initial-creator>
    <meta:creation-date>2026-03-10T15:18:04.36</meta:creation-date>
    <dc:date>2026-04-27T08:57:40.86</dc:date>
    <dc:creator>Kieran O'Hagan</dc:creator>
    <meta:editing-duration>PT14H35M24S</meta:editing-duration>
    <meta:editing-cycles>56</meta:editing-cycles>
    <meta:generator>OpenOffice/4.1.16$Win32 OpenOffice.org_project/4116m3$Build-9816</meta:generator>
    <meta:document-statistic meta:table-count="3" meta:cell-count="1080" meta:object-count="0"/>
  </office:meta>
</office:document-meta>
</file>